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2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2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2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officeooo:rsid="00105c96" officeooo:paragraph-rsid="0014961a"/>
    </style:style>
    <style:style style:name="P10" style:family="paragraph" style:parent-style-name="Text_20_body">
      <style:text-properties officeooo:rsid="0015ba89" officeooo:paragraph-rsid="0015ba89"/>
    </style:style>
    <style:style style:name="P11" style:family="paragraph" style:parent-style-name="Text_20_body">
      <style:text-properties officeooo:rsid="0015edea" officeooo:paragraph-rsid="0015edea"/>
    </style:style>
    <style:style style:name="P12" style:family="paragraph" style:parent-style-name="Text_20_body">
      <style:text-properties style:font-name="Liberation Sans" officeooo:rsid="0015edea" officeooo:paragraph-rsid="0015edea"/>
    </style:style>
    <style:style style:name="P13" style:family="paragraph" style:parent-style-name="Text_20_body">
      <style:text-properties style:font-name="Liberation Serif" fo:font-weight="bold" officeooo:rsid="0015edea" officeooo:paragraph-rsid="0015edea" style:font-weight-asian="bold" style:font-weight-complex="bold"/>
    </style:style>
    <style:style style:name="P14" style:family="paragraph" style:parent-style-name="Text_20_body">
      <style:text-properties officeooo:paragraph-rsid="0015edea"/>
    </style:style>
    <style:style style:name="P15" style:family="paragraph" style:parent-style-name="Title">
      <style:text-properties officeooo:rsid="000e3d3f" officeooo:paragraph-rsid="000e3d3f"/>
    </style:style>
    <style:style style:name="P16" style:family="paragraph" style:parent-style-name="Heading_20_2">
      <style:text-properties officeooo:rsid="00114d0c" officeooo:paragraph-rsid="00114d0c"/>
    </style:style>
    <style:style style:name="P17" style:family="paragraph" style:parent-style-name="Heading_20_2">
      <style:text-properties officeooo:rsid="00170b4c" officeooo:paragraph-rsid="00170b4c"/>
    </style:style>
    <style:style style:name="P18" style:family="paragraph" style:parent-style-name="Heading_20_1">
      <style:text-properties officeooo:rsid="000e3d3f" officeooo:paragraph-rsid="000e3d3f"/>
    </style:style>
    <style:style style:name="P19" style:family="paragraph" style:parent-style-name="Heading_20_1" style:list-style-name="">
      <style:text-properties officeooo:rsid="00108423" officeooo:paragraph-rsid="00108423"/>
    </style:style>
    <style:style style:name="P20" style:family="paragraph" style:parent-style-name="Heading_20_1">
      <style:paragraph-properties fo:break-before="page"/>
      <style:text-properties officeooo:rsid="00108423" officeooo:paragraph-rsid="00108423"/>
    </style:style>
    <style:style style:name="P21" style:family="paragraph" style:parent-style-name="Heading_20_1">
      <style:paragraph-properties fo:break-before="page"/>
      <style:text-properties officeooo:rsid="0013a407" officeooo:paragraph-rsid="0013a407"/>
    </style:style>
    <style:style style:name="P22" style:family="paragraph" style:parent-style-name="Heading_20_1">
      <style:paragraph-properties fo:break-before="page"/>
      <style:text-properties officeooo:rsid="0015ba89" officeooo:paragraph-rsid="0015ba89"/>
    </style:style>
    <style:style style:name="P23" style:family="paragraph" style:parent-style-name="Heading_20_1">
      <style:paragraph-properties fo:break-before="page"/>
      <style:text-properties officeooo:rsid="0015edea" officeooo:paragraph-rsid="0015edea"/>
    </style:style>
    <style:style style:name="P24" style:family="paragraph" style:parent-style-name="Text_20_body" style:list-style-name="L1">
      <style:text-properties officeooo:rsid="000e3d3f" officeooo:paragraph-rsid="000e3d3f"/>
    </style:style>
    <style:style style:name="P25" style:family="paragraph" style:parent-style-name="Text_20_body" style:list-style-name="L2">
      <style:text-properties officeooo:rsid="00101ce7" officeooo:paragraph-rsid="00105c96"/>
    </style:style>
    <style:style style:name="P26" style:family="paragraph" style:parent-style-name="Text_20_body" style:list-style-name="L2">
      <style:text-properties officeooo:rsid="00101ce7" officeooo:paragraph-rsid="0014961a"/>
    </style:style>
    <style:style style:name="P27" style:family="paragraph" style:parent-style-name="Text_20_body" style:list-style-name="L3">
      <style:text-properties fo:font-style="normal" officeooo:rsid="00114d0c" officeooo:paragraph-rsid="00114d0c" style:font-style-asian="normal" style:font-style-complex="normal"/>
    </style:style>
    <style:style style:name="P28" style:family="paragraph" style:parent-style-name="Text_20_body" style:list-style-name="L5">
      <style:text-properties fo:font-style="normal" officeooo:rsid="0013a407" officeooo:paragraph-rsid="0013a407" style:font-style-asian="normal" style:font-style-complex="normal"/>
    </style:style>
    <style:style style:name="P29" style:family="paragraph" style:parent-style-name="Text_20_body" style:list-style-name="L5">
      <style:text-properties fo:font-style="normal" officeooo:rsid="0015ba89" officeooo:paragraph-rsid="0015ba89" style:font-style-asian="normal" style:font-style-complex="normal"/>
    </style:style>
    <style:style style:name="P30" style:family="paragraph" style:parent-style-name="Text_20_body" style:list-style-name="L4">
      <style:text-properties officeooo:rsid="00114d0c" officeooo:paragraph-rsid="00114d0c"/>
    </style:style>
    <style:style style:name="P31" style:family="paragraph" style:parent-style-name="Text_20_body" style:list-style-name="L4">
      <style:text-properties officeooo:rsid="00129cef" officeooo:paragraph-rsid="00129cef"/>
    </style:style>
    <style:style style:name="P32" style:family="paragraph" style:parent-style-name="Text_20_body">
      <style:text-properties officeooo:rsid="00170b4c" officeooo:paragraph-rsid="00170b4c"/>
    </style:style>
    <style:style style:name="P33" style:family="paragraph" style:parent-style-name="Text_20_body">
      <style:text-properties officeooo:rsid="0018184d" officeooo:paragraph-rsid="0018184d"/>
    </style:style>
    <style:style style:name="P34" style:family="paragraph" style:parent-style-name="Text_20_body" style:list-style-name="L6">
      <style:text-properties officeooo:rsid="0018184d" officeooo:paragraph-rsid="0018184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officeooo:rsid="0013b17e"/>
    </style:style>
    <style:style style:name="T8" style:family="text">
      <style:text-properties officeooo:rsid="0015ba89"/>
    </style:style>
    <style:style style:name="T9" style:family="text">
      <style:text-properties officeooo:rsid="0015edea"/>
    </style:style>
    <style:style style:name="T10" style:family="text">
      <style:text-properties style:font-name="Liberation Sans"/>
    </style:style>
    <style:style style:name="T11" style:family="text">
      <style:text-properties officeooo:rsid="001818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2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agementBudget User Guide</text:p>
      <text:h text:style-name="P1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5080905729984747926" text:style-name="L1">
        <text:list-item>
          <text:p text:style-name="P24">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24">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7140314251191090576" text:style-name="L2">
        <text:list-item>
          <text:p text:style-name="P25">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26">If the amount in the reserve fund is less than one quarter of the amount spent on administration, a BC is required to put an amount of, at least, 15% of the total administrative budget into the reserve fund in the next financial year.</text:p>
        </text:list-item>
      </text:list>
      <text:p text:style-name="P9"><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span text:style-name="T2">If the amount in the reserve fund is less than one quarter of the amount spent on administration, a BC is required to put an amount of, at least, 15% of the total administrative budget into the reserve fund in the next financial year.</text:span></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19" text:outline-level="1"/>
      <text:h text:style-name="P20" text:outline-level="1">The <text:span text:style-name="T4">ManagementBudget </text:span><text:span text:style-name="T5">Spreadsheet</text:span></text:h>
      <text:p text:style-name="P4"><text:span text:style-name="T6">T</text:span><text:span text:style-name="T5">he Brittany, Tokai Villas trustees created a spreadsheet to help them:</text:span></text:p>
      <text:list xml:id="list2814917487732079249" text:style-name="L3">
        <text:list-item>
          <text:p text:style-name="P27">Identify items that need to be maintained over a ten year period (such as major paintworks, replacing electric fencing, replacing the irrigation system)</text:p>
        </text:list-item>
        <text:list-item>
          <text:p text:style-name="P27">Determine what the impact of these big-ticket items is on the budget and how to prepare budgets that do not see wild fluctuations in levies from year to year.</text:p>
        </text:list-item>
      </text:list>
      <text:p text:style-name="P8">This user guide describes how to use the spread sheet. It's hoped that it will prove helpful.</text:p>
      <text:h text:style-name="P16"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8939444721931784185" text:style-name="L4">
        <text:list-item>
          <text:p text:style-name="P30">Inflation can vary and the spread between the interest earned on the reserve fund can be significantly different from year to year over ten years</text:p>
        </text:list-item>
        <text:list-item>
          <text:p text:style-name="P30">Assumptions about when maintenance work is needed can be wrong; a paint job that was expected to last seven years may be looking shoddy after six</text:p>
        </text:list-item>
        <text:list-item>
          <text:p text:style-name="P3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having to be close to be 100% accurate.</text:p>
      <text:p text:style-name="P8"/>
      <text:h text:style-name="P21" text:outline-level="1">The Structure of the Spreadsheet</text:h>
      <text:p text:style-name="P6">The spreadsheet consists of <text:span text:style-name="T8">six</text:span> <text:span text:style-name="T4">worksheets:</text:span></text:p>
      <text:list xml:id="list8754185650643079615" text:style-name="L5">
        <text:list-item>
          <text:p text:style-name="P28">An “About” worksheet that includes a copyright notice and a disclaimer</text:p>
        </text:list-item>
        <text:list-item>
          <text:p text:style-name="P28">A “Current Financials” worksheet that captures details from the previous year's (hopefully audited) financial statements and important details from the administrative budget</text:p>
        </text:list-item>
        <text:list-item>
          <text:p text:style-name="P28">A worksheet that captures items that need to be maintained over the next ten years (e.g. painting) or other high capital items that need to be installed (e.g. new security measures)</text:p>
        </text:list-item>
        <text:list-item>
          <text:p text:style-name="P2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28">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28">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4">how</text:span> trustees should prepare a ten year plan and this guide makes no judgment as to whether a comparatively informal spreadsheet is worse (or better) <text:s/>than a very lengthy one. <text:s/><text:span text:style-name="T7">An assumption that a very lengthy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22" text:outline-level="1">Disclaimers <text:span text:style-name="T9">and Other Legal Stuff</text:span></text:h>
      <text:p text:style-name="P10">The STSMR is a legal document and the creators of this spreadsheet are not lawyers. We have, however, tried to interpret the regulations correctly and reasonably.</text:p>
      <text:p text:style-name="P1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1">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1">This spreadsheet is software and software frequently has “bugs”. Note that the GNU Public License under which this software is made freely available includes this disclaimer:</text:p>
      <text:p text:style-name="P11"><text:s text:c="4"/><text:span text:style-name="T10">This program is distributed in the hope that it will be useful,</text:span></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3"/>
      <text:p text:style-name="P13">This software is copyrighted. You may distribute budgets using this spreadsheet but do not remove the worksheet that contains the copyright notice.</text:p>
      <text:p text:style-name="P13"/>
      <text:h text:style-name="P23" text:outline-level="1">Example Spreadsheets</text:h>
      <text:p text:style-name="P32">This section considers two fictitious Sectional Title Schemes: The Acme Body Corporate (ABC) and the Zenith Body Corporate (ZBC).</text:p>
      <text:p text:style-name="P32">The first example is some what simpler and the second takes a more formal approach. The spreadsheets are found in the examples folder.</text:p>
      <text:h text:style-name="P17" text:outline-level="2">Example 1</text:h>
      <text:p text:style-name="P32">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7"/>
            </table:table-cell>
            <table:table-cell table:style-name="ABCAdministrativeBudget.A1" office:value-type="float" office:value="0">
              <text:p text:style-name="P38">Amount</text:p>
            </table:table-cell>
          </table:table-row>
        </table:table-header-rows>
        <table:table-row>
          <table:table-cell table:style-name="ABCAdministrativeBudget.A2" office:value-type="float" office:value="0">
            <text:p text:style-name="P35">Repairs &amp; Maintena<text:span text:style-name="T11">n</text:span>ce</text:p>
          </table:table-cell>
          <table:table-cell table:style-name="ABCAdministrativeBudget.B2" office:value-type="string">
            <text:p text:style-name="P35">R130 000</text:p>
          </table:table-cell>
        </table:table-row>
        <table:table-row>
          <table:table-cell table:style-name="ABCAdministrativeBudget.A2" office:value-type="float" office:value="0">
            <text:p text:style-name="P35">Managing agent fees</text:p>
          </table:table-cell>
          <table:table-cell table:style-name="ABCAdministrativeBudget.B3" office:value-type="string">
            <text:p text:style-name="P35">R<text:span text:style-name="T11">73</text:span> 000</text:p>
          </table:table-cell>
        </table:table-row>
        <table:table-row>
          <table:table-cell table:style-name="ABCAdministrativeBudget.A2" office:value-type="float" office:value="0">
            <text:p text:style-name="P35">Gardening <text:span text:style-name="T11">contract</text:span></text:p>
          </table:table-cell>
          <table:table-cell table:style-name="ABCAdministrativeBudget.B4" office:value-type="string">
            <text:p text:style-name="P35">R170 000</text:p>
          </table:table-cell>
        </table:table-row>
        <table:table-row>
          <table:table-cell table:style-name="ABCAdministrativeBudget.A2" office:value-type="float" office:value="0">
            <text:p text:style-name="P36">Utilities</text:p>
          </table:table-cell>
          <table:table-cell table:style-name="ABCAdministrativeBudget.B5" office:value-type="string">
            <text:p text:style-name="P36">R135 000</text:p>
          </table:table-cell>
        </table:table-row>
        <table:table-row>
          <table:table-cell table:style-name="ABCAdministrativeBudget.A2" office:value-type="float" office:value="0">
            <text:p text:style-name="P36">Legal fees</text:p>
          </table:table-cell>
          <table:table-cell table:style-name="ABCAdministrativeBudget.B6" office:value-type="string">
            <text:p text:style-name="P36">R6 000</text:p>
          </table:table-cell>
        </table:table-row>
        <table:table-row>
          <table:table-cell table:style-name="ABCAdministrativeBudget.A2" office:value-type="float" office:value="0">
            <text:p text:style-name="P36">Security</text:p>
          </table:table-cell>
          <table:table-cell table:style-name="ABCAdministrativeBudget.B7" office:value-type="string">
            <text:p text:style-name="P36">R170 000</text:p>
          </table:table-cell>
        </table:table-row>
        <table:table-row>
          <table:table-cell table:style-name="ABCAdministrativeBudget.A2" office:value-type="float" office:value="0">
            <text:p text:style-name="P36">Auditors' fees</text:p>
          </table:table-cell>
          <table:table-cell table:style-name="ABCAdministrativeBudget.B8" office:value-type="string">
            <text:p text:style-name="P36">R16 000</text:p>
          </table:table-cell>
        </table:table-row>
        <table:table-row>
          <table:table-cell table:style-name="ABCAdministrativeBudget.A2" office:value-type="float" office:value="0">
            <text:p text:style-name="P36">Insurance</text:p>
          </table:table-cell>
          <table:table-cell table:style-name="ABCAdministrativeBudget.B9" office:value-type="string">
            <text:p text:style-name="P36">R70 000</text:p>
          </table:table-cell>
        </table:table-row>
        <table:table-row>
          <table:table-cell table:style-name="ABCAdministrativeBudget.A2" office:value-type="float" office:value="0">
            <text:p text:style-name="P36">Gardener and Caretaker salaries</text:p>
          </table:table-cell>
          <table:table-cell table:style-name="ABCAdministrativeBudget.B10" office:value-type="string">
            <text:p text:style-name="P36">R190 000</text:p>
          </table:table-cell>
        </table:table-row>
        <table:table-row>
          <table:table-cell table:style-name="ABCAdministrativeBudget.A11" office:value-type="float" office:value="0">
            <text:p text:style-name="P36">Total</text:p>
          </table:table-cell>
          <table:table-cell table:style-name="ABCAdministrativeBudget.B11" office:value-type="string">
            <text:p text:style-name="P36">R960 000</text:p>
          </table:table-cell>
        </table:table-row>
      </table:table>
      <text:p text:style-name="P32"/>
      <text:p text:style-name="P33">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33">ABC's trustees now want to prepare a management budget. The data that they need are:</text:p>
      <text:list xml:id="list8663569348317111482" text:style-name="L6">
        <text:list-item>
          <text:p text:style-name="P34">The previous year's administrative costs (R900,000)</text:p>
        </text:list-item>
        <text:list-item>
          <text:p text:style-name="P34">The current year's total administrative budger (R960,000)</text:p>
        </text:list-item>
        <text:list-item>
          <text:p text:style-name="P34">The amount budgeted for Repairs &amp; Maintenance (R130,000)</text:p>
        </text:list-item>
        <text:list-item>
          <text:p text:style-name="P34">The amount in the reserve fund at the start of the year (R550,000)</text:p>
        </text:list-item>
        <text:list-item>
          <text:p text:style-name="P34">An educated guess as to inflation (7%)</text:p>
        </text:list-item>
        <text:list-item>
          <text:p text:style-name="P34">The interest rate applicable to the account in which they keep their reserve funds (5%)</text:p>
        </text:list-item>
      </text:list>
      <text:p text:style-name="P33"><text:soft-page-break/>If you open the <text:span text:style-name="T4">example1.ods</text:span> spreadsheet and click on the “Current Financials” worksheet, you'll see the above data captured.</text:p>
      <text:p text:style-name="P3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7T09:06:18.194485133</dc:date>
    <meta:editing-duration>PT47M12S</meta:editing-duration>
    <meta:editing-cycles>7</meta:editing-cycles>
    <meta:generator>LibreOffice/5.0.6.2$Linux_X86_64 LibreOffice_project/00$Build-2</meta:generator>
    <meta:document-statistic meta:table-count="1" meta:image-count="0" meta:object-count="0" meta:page-count="7" meta:paragraph-count="79" meta:word-count="1790" meta:character-count="10594" meta:non-whitespace-character-count="8882"/>
  </office:meta>
</office:document-meta>
</file>